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540000006F40BF1130.jpg" manifest:media-type="image/jpeg"/>
  <manifest:file-entry manifest:full-path="Pictures/100002010000003200000032EE828435.png" manifest:media-type="image/png"/>
  <manifest:file-entry manifest:full-path="Pictures/1000020100000106000000649A85E6E0.png" manifest:media-type="image/png"/>
  <manifest:file-entry manifest:full-path="Pictures/10000201000000320000003257A80769.png" manifest:media-type="image/png"/>
  <manifest:file-entry manifest:full-path="Pictures/1000020100000032000000325128B650.png" manifest:media-type="image/png"/>
  <manifest:file-entry manifest:full-path="Pictures/100002010000012C0000005AFEC4664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2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6cm" svg:height="2.2cm" svg:x="1cm" svg:y="3.6cm" presentation:class="title" presentation:placeholder="true">
          <draw:text-box/>
        </draw:frame>
        <draw:frame presentation:style-name="pr2" draw:text-style-name="P1" draw:layer="layout" svg:width="26cm" svg:height="12.179cm" svg:x="1cm" svg:y="6.6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 draw:auto-grow-height="tru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Georgia" style:font-style-name="Regular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solid" draw:fill-color="#e5e5ef" draw:textarea-horizontal-align="center" draw:textarea-vertical-align="middle" draw:auto-grow-height="true" draw:auto-grow-width="true" fo:max-height="0cm" fo:min-height="1.15cm"/>
    </style:style>
    <style:style style:name="Mpr1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/>
    </style:style>
    <style:style style:name="Mpr4" style:family="presentation" style:parent-style-name="Default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6cm" svg:height="2.2cm" svg:x="1cm" svg:y="3.6cm" presentation:class="title" presentation:placeholder="true">
        <draw:text-box/>
      </draw:frame>
      <draw:frame presentation:style-name="Default-outline1" draw:layer="backgroundobjects" svg:width="26cm" svg:height="12.179cm" svg:x="1cm" svg:y="6.6cm" presentation:class="outline" presentation:placeholder="true">
        <draw:text-box/>
      </draw:frame>
      <draw:frame presentation:style-name="Mpr1" draw:text-style-name="MP1" draw:layer="backgroundobjects" svg:width="5cm" svg:height="0.8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4cm" svg:height="0.8cm" svg:x="7cm" svg:y="20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2.2cm" svg:height="0.8cm" svg:x="22.2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cm" svg:height="1.908cm" svg:x="1cm" svg:y="0.8cm">
        <draw:image xlink:href="Pictures/1000020100000106000000649A85E6E0.png" xlink:type="simple" xlink:show="embed" xlink:actuate="onLoad">
          <text:p/>
        </draw:image>
      </draw:frame>
      <draw:frame draw:style-name="Mgr3" draw:text-style-name="MP4" draw:layer="backgroundobjects" svg:width="4.667cm" svg:height="1.4cm" svg:x="6.8cm" svg:y="1cm">
        <draw:image xlink:href="Pictures/100002010000012C0000005AFEC46641.png" xlink:type="simple" xlink:show="embed" xlink:actuate="onLoad">
          <text:p/>
        </draw:image>
      </draw:frame>
      <draw:frame draw:style-name="Mgr4" draw:text-style-name="MP5" draw:layer="backgroundobjects" svg:width="6.281cm" svg:height="1.4cm" svg:x="20.719cm" svg:y="1.4cm">
        <draw:text-box draw:corner-radius="0.2cm">
          <text:p text:style-name="MP5">Network Monitoring</text:p>
        </draw:text-box>
      </draw:frame>
      <draw:line presentation:style-name="Mpr4" draw:text-style-name="MP4" draw:layer="backgroundobjects" svg:x1="1cm" svg:y1="2.8cm" svg:x2="27cm" svg:y2="2.8cm">
        <text:p/>
      </draw:line>
      <draw:frame draw:style-name="Mgr3" draw:text-style-name="MP4" draw:layer="backgroundobjects" svg:width="1.4cm" svg:height="1.852cm" svg:x="12.4cm" svg:y="0.8cm">
        <draw:image xlink:href="Pictures/10000000000000540000006F40BF1130.jpg" xlink:type="simple" xlink:show="embed" xlink:actuate="onLoad">
          <text:p/>
        </draw:image>
      </draw:frame>
      <draw:line presentation:style-name="Mpr4" draw:text-style-name="MP4" draw:layer="backgroundobjects" svg:x1="1cm" svg:y1="20cm" svg:x2="27cm" svg:y2="20cm">
        <text:p/>
      </draw:line>
      <draw:frame draw:style-name="Mgr3" draw:text-style-name="MP4" draw:layer="backgroundobjects" svg:width="0.6cm" svg:height="0.6cm" svg:x="24.8cm" svg:y="20.2cm">
        <draw:image xlink:href="Pictures/100002010000003200000032EE828435.png" xlink:type="simple" xlink:show="embed" xlink:actuate="onLoad">
          <text:p/>
        </draw:image>
      </draw:frame>
      <draw:frame draw:style-name="Mgr3" draw:text-style-name="MP4" draw:layer="backgroundobjects" svg:width="0.6cm" svg:height="0.6cm" svg:x="25.6cm" svg:y="20.2cm">
        <draw:image xlink:href="Pictures/10000201000000320000003257A80769.png" xlink:type="simple" xlink:show="embed" xlink:actuate="onLoad">
          <text:p/>
        </draw:image>
      </draw:frame>
      <draw:frame draw:style-name="Mgr3" draw:text-style-name="MP4" draw:layer="backgroundobjects" svg:width="0.6cm" svg:height="0.6cm" svg:x="26.4cm" svg:y="20.2cm">
        <draw:image xlink:href="Pictures/1000020100000032000000325128B65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Wilson</meta:initial-creator>
    <meta:creation-date>2013-05-02T10:20:15</meta:creation-date>
    <meta:editing-duration>PT11M54S</meta:editing-duration>
    <meta:editing-cycles>5</meta:editing-cycles>
    <dc:date>2013-05-03T18:00:28</dc:date>
    <dc:creator>Chris Wilson</dc:creator>
    <meta:generator>LibreOffice/3.5$Linux_x86 LibreOffice_project/350m1$Build-2</meta:generator>
    <meta:document-statistic meta:object-count="34"/>
  </office:meta>
</office:document-meta>
</file>